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hits</text:p>
          </table:table-cell>
        </table:table-row>
        <table:table-row table:style-name="ro1">
          <table:table-cell table:style-name="ce1" office:value-type="string" calcext:value-type="string">
            <text:p>194.187.168.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7.84.157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9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.52.240.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1.49.18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225.7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67.249.191.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.29.243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9.58.86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6.5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52.200.194.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48.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86.146.112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.64.58.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.250.42.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6.80.254.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206.191.154.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64.132.161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.255.65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66.220.158.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03.196.137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7.231.221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.95.252.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36.243.147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.143.232.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85.8.236.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3.53.24.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7.46.13.1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189.149.100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.143.232.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1.255.65.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4.175.251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.29.88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44.105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7.46.13.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86.155.17.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27.14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01.183.127.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.96.106.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0.66.11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6.163.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255.65.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4.175.247.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8.143.232.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.29.24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9.12.71.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4.175.21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49.74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3.106.239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7.55.39.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51.80.31.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9.7.166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1.16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4.1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64.132.161.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255.65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7.150.77.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84.38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47.156.170.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.131.22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.93.91.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64.132.161.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1.10.45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31.8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01.149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3.2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198.12.118.1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86.155.83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.34.241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0.93.148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04.202.129.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6.249.79.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8.229.1.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0.167.2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157.124.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4.3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47.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4.129.240.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133.84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8.0.236.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.29.88.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.147.133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6.77.10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.151.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54.174.32.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.216.56.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6.243.36.6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1" office:value-type="string" calcext:value-type="string">
            <text:p>141.212.122.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44.56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6.15.192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10.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0.29.88.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7.108.16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1.255.65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27.21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1.10.15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45.44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255.121.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68.180.229.15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51.255.65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4.132.161.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4.175.215.1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8.176.239.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1.121.211.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144.76.12.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0.85.107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201.240.253.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.29.247.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5.94.139.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1.80.31.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64.132.161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1.49.73.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54.209.186.1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66.249.79.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.255.65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.43.85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7.119.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1.102.75.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156.116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10.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.249.73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.96.88.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1.255.65.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92.210.166.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7.87.50.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9.123.1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51.255.65.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.72.6.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50.86.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8.96.88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42.178.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49.188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.29.88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4.2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4.132.161.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.249.73.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.29.88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4.4.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6.155.19.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40.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6.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6.196.14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23.59.59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81.133.77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4.103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0.124.16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1.255.65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66.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04.223.127.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9.239.12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42.16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54.25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1.100.63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.150.86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6.84.32.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09.149.177.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.43.81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1.49.69.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.56.161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8.69.241.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.29.24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8.52.180.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.232.165.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7.161.91.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7.3.77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29.46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7.161.92.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2.201.67.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49.18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5.94.233.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.29.241.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6.53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84.175.215.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.41.206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216.135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1.10.115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223.69.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7.46.13.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4.132.16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9.154.2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5.154.185.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66.249.79.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.71.89.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.29.247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61.79.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1.80.31.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69.182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30.143.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1.80.31.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128.206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7.46.13.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0.181.51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1.80.31.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0.245.77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9.30.21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.29.243.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75.47.1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86.28.219.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84.18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6.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1.95.251.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2.245.92.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6.85.72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91.109.224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3.1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6.144.19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6.115.58.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6.81.15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7.10.22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4.86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3.140.108.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6.113.71.1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.233.13.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43.240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.29.88.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69.171.228.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.52.240.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0.14.24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.250.39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6.249.64.1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.3.154.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7.55.39.1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.71.89.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.242.163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66.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29.40.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1.80.31.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91.205.179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16.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.29.24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.40.95.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51.255.65.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1.80.31.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9.234.27.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26.56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7.26.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8.143.232.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8.43.225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.234.22.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5.20.4.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4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.245.199.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4.132.161.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6.249.65.1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04.129.10.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1.59.6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.3.127.14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51.255.48.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7.55.39.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1.255.65.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7.46.13.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173.254.225.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1.80.31.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4.187.168.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91.253.254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40.70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4.44.84.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37.222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6.0.2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88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7.55.39.2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4.132.161.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87.226.149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3.104.184.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.31.20.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0.121.138.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.57.165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56.44.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8.176.23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1.61.197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1.96.106.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.244.115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94.214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.210.138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243.57.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60.255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1.80.31.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51.229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00.138.249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.234.64.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.29.88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9.90.58.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0.76.15.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6.222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4.28.115.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1.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7.55.39.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.41.7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5.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3.105.45.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92.161.171.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4.28.115.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8.100.26.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29.94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90.255.173.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5.94.139.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.160.3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5.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66.249.65.1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4.132.161.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9.90.101.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23.236.229.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255.65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4.173.251.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6.4.12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1.246.69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69.103.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9.126.127.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.29.241.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73.234.153.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0.235.23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6.6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.8.120.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4.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6.29.31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9.30.215.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.29.247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11.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8.148.15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107.29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1.80.31.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9.203.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55.83.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.222.91.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90.131.197.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47.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.95.248.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.52.240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.29.247.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1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247.51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1.61.10.1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1.255.65.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1.80.31.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.105.44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41.212.122.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77.248.252.1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51.255.65.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134.153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4.44.84.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.118.201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32.164.2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4.129.46.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1.80.31.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7.55.39.1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194.187.168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1.143.134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7.39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1.66.162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.55.177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209.4.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11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1.95.253.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.94.231.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41.212.122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6.249.73.2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1.255.65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4.140.70.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24.77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.29.88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29.40.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4.175.219.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91.109.189.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86.112.247.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1.80.31.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01.244.233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19.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.29.88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1.80.31.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4.28.115.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8.143.232.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86.85.10.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8.136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9.142.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1.6.146.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9.254.49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5.1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86.155.80.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.29.88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.29.88.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8.176.239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49.188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99.101.134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9.158.129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5.94.220.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0.85.181.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60.232.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.145.95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9.41.215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.76.224.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94.187.168.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1.80.31.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.21.223.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51.80.31.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4.160.7.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9.46.253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24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4.79.180.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.150.75.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43.137.91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6.155.139.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4.160.3.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9.69.19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.29.88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1.255.65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.250.42.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6.29.145.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66.122.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29.213.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.255.65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.30.87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.255.65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2.210.166.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1.60.177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49.188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15.65.2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8.63.86.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0.29.247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9.71.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4.175.247.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26.194.2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6.249.64.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.29.88.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.35.34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6.249.75.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3.236.228.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.29.88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2.207.227.1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.29.88.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6.249.65.1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0.26.143.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.105.45.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88.198.230.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.255.65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4.132.161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4.223.36.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.29.88.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64.132.161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6.161.9.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6.249.66.1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66.249.75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69.197.163.19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string" calcext:value-type="string">
            <text:p>181.137.113.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75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4.132.161.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1.33.173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9.204.77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60.117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1.80.31.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77.222.148.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20.181.108.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.77.167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4.44.80.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62.210.148.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.20.228.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4.132.161.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186.112.186.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4.132.161.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4.187.168.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7.21.58.2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1.80.31.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5.94.139.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1.80.31.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64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6.249.6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85.90.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252.132.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0.131.24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4.175.216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7.105.18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6.210.16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51.255.65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0.0.243.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.162.16.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51.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0.24.133.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29.88.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44.76.8.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80.76.1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7.55.39.1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45.57.216.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64.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66.251.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3.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73.234.153.1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.240.5.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92.161.171.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::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57.55.3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9.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4.129.59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84.175.219.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1.121.88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9.7.95.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.29.241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7.55.39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10.103.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4.175.216.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255.65.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94.187.168.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90.131.238.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7.150.76.1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.236.221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3.105.45.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.105.44.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0.182.122.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6.91.241.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.63.91.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0.70.188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.19.186.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15.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4.129.40.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7.55.39.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1.49.75.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1.255.65.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.29.24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4.187.168.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5.57.139.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81.133.211.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7.55.39.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1.95.245.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84.175.216.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1.95.250.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90.158.189.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.80.31.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73.254.225.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6.114.42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4.136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.77.167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29.41.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255.65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1.50.25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47.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181.199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8.52.240.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57.10.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.150.83.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04.236.101.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1.49.18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12.253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.204.128.9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string" calcext:value-type="string">
            <text:p>193.111.140.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190.24.59.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9.30.227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60.171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6.31.175.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139.13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4.175.215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4.132.161.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6.34.128.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7.55.39.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4.132.161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.55.156.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6.7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1.255.65.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92.210.177.1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6.249.64.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9.30.201.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52.201.1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2.242.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49.77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4.199.151.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94.23.214.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4.132.161.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90.145.110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.249.88.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6.31.188.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25.16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9.58.7.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6.43.20.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2.245.192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6.249.73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16.55.186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4.175.215.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.29.88.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161.9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3.80.132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1.10.21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.255.65.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8.143.232.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46.0.23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3.252.95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.161.9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4.132.161.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.241.172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1.6.146.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6.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85.92.72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1.255.65.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65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1.80.31.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1.55.2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15.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9.53.173.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49.76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75.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4.132.161.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1.139.19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6.249.64.1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9.30.198.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1.255.51.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91.79.185.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4.79.180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3.3.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145.75.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6.28.5.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4.75.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1.6.165.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.78.25.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.91.39.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4.132.161.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86.81.25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1.54.1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7.150.83.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89.234.157.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.129.9.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55.147.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5.1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51.80.31.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1.140.102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1.80.31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3.104.184.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7.57.43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6.206.219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92.161.171.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85.27.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88.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99.101.134.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.150.77.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.29.88.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62.210.143.24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46.222.152.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2.7.22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30.175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90.157.245.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1.123.208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92.210.166.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4.223.71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144.97.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7.150.83.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156.128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4.132.161.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92.187.101.2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107.150.82.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1.80.31.1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6.249.65.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90.10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40.35.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4.129.59.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1.255.65.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2.245.92.1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184.175.219.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34.196.193.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210.166.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66.240.236.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67.114.101.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7.55.39.1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23.236.228.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6.80.49.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.3.105.2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90.131.19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9.30.198.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4.132.161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7.17.36.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85.185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59.230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.132.50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.80.31.1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25.222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.83.34.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7.2.215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64.132.161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1.146.31.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.13.102.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4.175.219.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1.60.152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0.27.166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4.129.41.1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86.28.136.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6.154.2.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87.9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81.142.195.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94.187.168.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3.172.7.2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.29.88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2.245.254.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188.143.234.1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1.255.65.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04.223.62.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2.161.5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.245.92.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8.0.236.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64.132.161.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4.175.216.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6.161.9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1.61.19.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1.8.2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6.28.16.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.100.199.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0.156.14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1.113.153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.105.44.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68.180.228.1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4.132.161.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1.255.65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9.58.178.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.255.65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0.29.14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7.55.39.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0.24.58.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0.69.21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102.8.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1.80.31.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4.44.84.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1.255.65.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81.114.120.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4.132.161.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0.84.146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.255.65.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62.210.196.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76.8.88.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8.16.254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.57.139.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77.101.110.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4.132.161.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4.129.48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8.52.180.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4.132.161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1.80.31.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67.114.242.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.249.64.18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31.221.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Hits </text:p>
          </table:table-cell>
          <table:table-cell table:formula="of:=SUM([.B2:.B887])" office:value-type="float" office:value="10751" calcext:value-type="float">
            <text:p>10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22:01:28.529343710</dc:date>
    <meta:document-statistic meta:table-count="1" meta:cell-count="1776" meta:object-count="0"/>
    <meta:generator>LibreOffice/4.2.8.2$Linux_X86_64 LibreOffice_project/420m0$Build-2</meta:generator>
  </office:meta>
</office:document-meta>
</file>